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Futura Lt B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Futura Lt BT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Futura Lt BT"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Futura Lt BT"/>
    </style:style>
    <style:style style:name="T1" style:family="text">
      <style:text-properties style:font-name="Garamon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2pt" officeooo:rsid="0014aa3b" style:font-size-asian="12pt" style:font-size-complex="12pt"/>
    </style:style>
    <style:style style:name="T4" style:family="text">
      <style:text-properties style:font-name="Garamond" fo:font-size="12pt" officeooo:rsid="0015500a" style:font-size-asian="12pt" style:font-size-complex="12pt"/>
    </style:style>
    <style:style style:name="T5" style:family="text">
      <style:text-properties style:font-name="Garamond" fo:font-size="12pt" officeooo:rsid="00174842" style:font-size-asian="12pt" style:font-size-complex="12pt"/>
    </style:style>
    <style:style style:name="T6" style:family="text">
      <style:text-properties style:font-name="Garamond" fo:font-size="12pt" officeooo:rsid="0018e46e" style:font-size-asian="12pt" style:font-size-complex="12pt"/>
    </style:style>
    <style:style style:name="T7" style:family="text">
      <style:text-properties style:font-name="Garamond" fo:font-size="12pt" officeooo:rsid="001b1af2" style:font-size-asian="12pt" style:font-size-complex="12pt"/>
    </style:style>
    <style:style style:name="T8" style:family="text">
      <style:text-properties style:font-name="Garamond" fo:font-size="12pt" officeooo:rsid="001c366d" style:font-size-asian="12pt" style:font-size-complex="12pt"/>
    </style:style>
    <style:style style:name="T9" style:family="text">
      <style:text-properties style:font-name="Futura Lt BT" fo:font-size="12pt" style:font-size-asian="12pt" style:font-size-complex="12pt"/>
    </style:style>
    <style:style style:name="T10" style:family="text">
      <style:text-properties style:font-name="Futura Lt BT" fo:font-size="12pt" officeooo:rsid="001b1af2" style:font-size-asian="12pt" style:font-size-complex="12pt"/>
    </style:style>
    <style:style style:name="T11" style:family="text">
      <style:text-properties style:font-name="Futura Lt BT" fo:font-size="12pt" officeooo:rsid="001c366d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4aa3b" style:font-size-asian="12pt" style:font-size-complex="12pt"/>
    </style:style>
    <style:style style:name="T15" style:family="text">
      <style:text-properties fo:font-size="12pt" officeooo:rsid="0015500a" style:font-size-asian="12pt" style:font-size-complex="12pt"/>
    </style:style>
    <style:style style:name="T16" style:family="text">
      <style:text-properties fo:font-size="12pt" officeooo:rsid="00174842" style:font-size-asian="12pt" style:font-size-complex="12pt"/>
    </style:style>
    <style:style style:name="T17" style:family="text">
      <style:text-properties fo:font-size="12pt" officeooo:rsid="0018e46e" style:font-size-asian="12pt" style:font-size-complex="12pt"/>
    </style:style>
    <style:style style:name="T18" style:family="text">
      <style:text-properties fo:font-size="12pt" officeooo:rsid="001b1af2" style:font-size-asian="12pt" style:font-size-complex="12pt"/>
    </style:style>
    <style:style style:name="T19" style:family="text">
      <style:text-properties fo:font-size="12pt" officeooo:rsid="001c366d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Coldplay: Ghost Stories</text:span></text:p>
      <text:p text:style-name="P2"><text:span text:style-name="T13">The album evokes a sense of universality and joy. </text:span><text:span text:style-name="T14">It also shimmers purity if you listen to it closely enough. At the same time, the electronic beat makes it very catch</text:span><text:span text:style-name="T15">y</text:span><text:span text:style-name="T14">. </text:span><text:span text:style-name="T15">The lyrics are romantic and honest at the same time.</text:span><text:span text:style-name="T14"> Overall, this album has </text:span><text:span text:style-name="T15">beautiful </text:span><text:span text:style-name="T14">g</text:span><text:span text:style-name="T13">ood vibes, </text:span><text:span text:style-name="T16">and it uses</text:span><text:span text:style-name="T15"> metaphors that evoke the natural beauty of the </text:span><text:span text:style-name="T16">heavens, </text:span><text:span text:style-name="T15">sky and stars </text:span><text:span text:style-name="T16">to describe someone else’s shine</text:span><text:span text:style-name="T13">. Like many other Coldplay titles, the songs in this album are a bit on the electronic side but words like alternative rock and soul music can describe them well too. </text:span></text:p>
      <text:p text:style-name="P3"/>
      <text:p text:style-name="P2"><text:span text:style-name="T12">Visual images</text:span></text:p>
      <text:p text:style-name="P2"><text:span text:style-name="T13">I thought about Christmas – a time and place that often evokes feelings of universality and joy. There is a sense of happiness in the songs of this album. Therefore, I pictured something snowy, blue, and peaceful Christmas towns. Christmas lights and mountains also cropped up. </text:span><text:span text:style-name="T17">I also picture some kind of summer beach party </text:span><text:span text:style-name="T18">when listening to ‘A Sky Full of Stars’. I picture crystals when thinking about the purity of that song, which I think most people know the album for (with ‘Magic’). </text:span><text:span text:style-name="T19">Cold Play: Ghost Stories</text:span></text:p>
      <text:p text:style-name="P4"/>
      <text:p text:style-name="P2"><text:span text:style-name="T12">Reference images</text:span></text:p>
      <text:p text:style-name="P2"><text:bookmark text:name="_GoBack"/><text:span text:style-name="T13">Banff City, Avenue, Alberta:</text:span></text:p>
      <text:p text:style-name="P1"><text:a xlink:type="simple" xlink:href="https://www.tripadvisor.co.za/LocationPhotoDirectLink-g154911-i178996293-Banff_Banff_National_Park_Alberta.html" text:style-name="ListLabel_20_1" text:visited-style-name="ListLabel_20_1"><text:span text:style-name="Internet_20_link"><text:span text:style-name="T9">https://www.tripadvisor.co.za/LocationPhotoDirectLink-g154911-i178996293-Banff_Banff_National_Park_Alberta.html</text:span></text:span></text:a></text:p>
      <text:p text:style-name="P4"/>
      <text:p text:style-name="P2"><text:span text:style-name="T13">Banff, Alberta:</text:span></text:p>
      <text:p text:style-name="P1"><text:a xlink:type="simple" xlink:href="https://www.mustdocanada.com/places-to-experience-christmas-in-canada/" text:style-name="ListLabel_20_1" text:visited-style-name="ListLabel_20_1"><text:span text:style-name="Internet_20_link"><text:span text:style-name="T9">https://www.mustdocanada.com/places-to-experience-christmas-in-canada/</text:span></text:span></text:a></text:p>
      <text:p text:style-name="P4"/>
      <text:p text:style-name="P2"><text:span text:style-name="T13">Heavens beneath:</text:span></text:p>
      <text:p text:style-name="P1"><text:a xlink:type="simple" xlink:href="https://www.deviantart.com/yuumei/art/The-Heavens-Beneath-with-video-tutorial-link-577402513" text:style-name="ListLabel_20_1" text:visited-style-name="ListLabel_20_1"><text:span text:style-name="Internet_20_link"><text:span text:style-name="T9">https://www.deviantart.com/yuumei/art/The-Heavens-Beneath-with-video-tutorial-link-577402513</text:span></text:span></text:a></text:p>
      <text:p text:style-name="P4"/>
      <text:p text:style-name="P2"><text:span text:style-name="T13">Frost trees:</text:span></text:p>
      <text:p text:style-name="P1"><text:a xlink:type="simple" xlink:href="https://dissolve.com/stock-photo/Nighttime-View-Christmas-Tree-Blue-Light-Decorations-rights-managed-image/102-D1233-8-361" text:style-name="ListLabel_20_1" text:visited-style-name="ListLabel_20_1"><text:span text:style-name="Internet_20_link"><text:span text:style-name="T9">https://dissolve.com/stock-photo/Nighttime-View-Christmas-Tree-Blue-Light-Decorations-rights-managed-image/102-D1233-8-361</text:span></text:span></text:a></text:p>
      <text:p text:style-name="P4"/>
      <text:p text:style-name="P2"><text:span text:style-name="T13">Leaven-worth town:</text:span></text:p>
      <text:p text:style-name="P1"><text:a xlink:type="simple" xlink:href="https://parade.com/722917/parade/5-u-s-towns-that-are-crazy-for-christmas/" text:style-name="ListLabel_20_1" text:visited-style-name="ListLabel_20_1"><text:span text:style-name="Internet_20_link"><text:span text:style-name="T9">https://parade.com/722917/parade/5-u-s-towns-that-are-crazy-for-christmas/</text:span></text:span></text:a></text:p>
      <text:p text:style-name="P4"/>
      <text:p text:style-name="P2"><text:span text:style-name="T13">Small town:</text:span></text:p>
      <text:p text:style-name="P1"><text:a xlink:type="simple" xlink:href="https://travel.usnews.com/gallery/9-small-towns-that-go-all-out-for-christmas" text:style-name="ListLabel_20_1" text:visited-style-name="ListLabel_20_1"><text:span text:style-name="Internet_20_link"><text:span text:style-name="T9">https://travel.usnews.com/gallery/9-small-towns-that-go-all-out-for-christmas</text:span></text:span></text:a></text:p>
      <text:p text:style-name="P4"/>
      <text:p text:style-name="P2"><text:span text:style-name="T13">Snowy Town Square:</text:span></text:p>
      <text:p text:style-name="P1"><text:a xlink:type="simple" xlink:href="https://www.pinterest.ca/pin/161425967867487756/?lp=true" text:style-name="ListLabel_20_1" text:visited-style-name="ListLabel_20_1"><text:span text:style-name="Internet_20_link"><text:span text:style-name="T9">https://www.pinterest.ca/pin/161425967867487756/?lp=true</text:span></text:span></text:a></text:p>
      <text:p text:style-name="P4"/>
      <text:p text:style-name="P2"><text:span text:style-name="T13">Model against Christmas lights:</text:span></text:p>
      <text:p text:style-name="P1"><text:a xlink:type="simple" xlink:href="https://wallhere.com/en/wallpaper/507174" text:style-name="ListLabel_20_1" text:visited-style-name="ListLabel_20_1"><text:span text:style-name="Internet_20_link"><text:span text:style-name="T9">https://wallhere.com/en/wallpaper/507174</text:span></text:span></text:a></text:p>
      <text:p text:style-name="P4"/>
      <text:p text:style-name="P2"><text:span text:style-name="T13">Philadelphia Village:</text:span></text:p>
      <text:p text:style-name="P1"><text:soft-page-break/><text:a xlink:type="simple" xlink:href="https://www.visitphilly.com/things-to-do/attractions/christmas-village-in-philadelphia/" text:style-name="ListLabel_20_1" text:visited-style-name="ListLabel_20_1"><text:span text:style-name="Internet_20_link"><text:span text:style-name="T9">https://www.visitphilly.com/things-to-do/attractions/christmas-village-in-philadelphia/</text:span></text:span></text:a></text:p>
      <text:p text:style-name="P4"/>
      <text:p text:style-name="P2"><text:span text:style-name="T13">Christmas lights:</text:span></text:p>
      <text:p text:style-name="P1"><text:a xlink:type="simple" xlink:href="https://www.libertyridgeva.com/2018/12/busch-gardens-christmas-town-event-schedule/" text:style-name="ListLabel_20_1" text:visited-style-name="ListLabel_20_1"><text:span text:style-name="Internet_20_link"><text:span text:style-name="T9">https://www.libertyridgeva.com/2018/12/busch-gardens-christmas-town-event-schedule/</text:span></text:span></text:a></text:p>
      <text:p text:style-name="P4"/>
      <text:p text:style-name="P2"><text:span text:style-name="T13">Dublin city at Christmas:</text:span></text:p>
      <text:p text:style-name="P1"><text:a xlink:type="simple" xlink:href="https://www.fitzwilliamhoteldublin.com/christmas/" text:style-name="ListLabel_20_1" text:visited-style-name="ListLabel_20_1"><text:span text:style-name="Internet_20_link"><text:span text:style-name="T9">https://www.fitzwilliamhoteldublin.com/christmas/</text:span></text:span></text:a></text:p>
      <text:p text:style-name="P4"/>
      <text:p text:style-name="P2"><text:span text:style-name="T13">Snowy city:</text:span></text:p>
      <text:p text:style-name="P1"><text:a xlink:type="simple" xlink:href="http://freeios8.com/mt37-christmas-blue-night-winter-city/" text:style-name="ListLabel_20_1" text:visited-style-name="ListLabel_20_1"><text:span text:style-name="Internet_20_link"><text:span text:style-name="T9">http://freeios8.com/mt37-christmas-blue-night-winter-city/</text:span></text:span></text:a></text:p>
      <text:p text:style-name="P4"/>
      <text:p text:style-name="P2"><text:span text:style-name="T13">Blue string lights:</text:span></text:p>
      <text:p text:style-name="P1"><text:a xlink:type="simple" xlink:href="https://www.123rf.com/photo_125024283_blue-string-lights-wood-background-lightbulbs-bokeh-merry-christmas-street-lighting-in-street-party-.html" text:style-name="ListLabel_20_1" text:visited-style-name="ListLabel_20_1"><text:span text:style-name="Internet_20_link"><text:span text:style-name="T9">https://www.123rf.com/photo_125024283_blue-string-lights-wood-background-lightbulbs-bokeh-merry-christmas-street-lighting-in-street-party-.html</text:span></text:span></text:a></text:p>
      <text:p text:style-name="P4"/>
      <text:p text:style-name="P2"><text:span text:style-name="T13">Vilnius Lithuania:</text:span></text:p>
      <text:p text:style-name="P1"><text:a xlink:type="simple" xlink:href="https://www.afar.com/magazine/9-perfectly-christmassy-european-cities-without-the-crowds" text:style-name="ListLabel_20_1" text:visited-style-name="ListLabel_20_1"><text:span text:style-name="Internet_20_link"><text:span text:style-name="T9">https://www.afar.com/magazine/9-perfectly-christmassy-european-cities-without-the-crowd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Garamond" fo:font-family="Garamond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Sylvain La Liberté</meta:initial-creator>
    <meta:editing-cycles>20</meta:editing-cycles>
    <meta:creation-date>2019-11-16T20:21:00</meta:creation-date>
    <dc:date>2019-11-19T15:15:11.320000000</dc:date>
    <meta:editing-duration>PT1H15M46S</meta:editing-duration>
    <meta:generator>LibreOffice/6.1.2.1$Windows_X86_64 LibreOffice_project/65905a128db06ba48db947242809d14d3f9a93fe</meta:generator>
    <meta:document-statistic meta:table-count="0" meta:image-count="0" meta:object-count="0" meta:page-count="2" meta:paragraph-count="33" meta:word-count="243" meta:character-count="2527" meta:non-whitespace-character-count="23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